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adington </text:p>
      <text:p text:style-name="P2">Blue Eyed Stranger </text:p>
      <text:p text:style-name="P2"/>
      <text:p text:style-name="P1"><text:span text:style-name="T1">Form:</text:span> Set dance for 6 people, left foot tradition. Two bunched hankies</text:p>
      <text:p text:style-name="P1"/>
      <text:p text:style-name="P1"><text:span text:style-name="T1">Figures: </text:span>Once to yourself/ Foot up and up/ chorus/ whole hey/ chorus/ cross </text:p>
      <text:p text:style-name="P1">over/ chorus/ back to back/ chorus</text:p>
      <text:p text:style-name="P1"/>
      <text:p text:style-name="P1"><text:span text:style-name="T1">Chorus:</text:span> 2 bars of open side steps, 1 double step in place and 2 plain capers. </text:p>
      <text:p text:style-name="P1">Half hey, side steps and double step again, half hey home.</text:p>
      <text:p text:style-name="P1"/>
      <text:p text:style-name="P2">Details</text:p>
      <text:p text:style-name="P1"><text:span text:style-name="T1">Double Step DS:</text:span> One, two, three hop starting on the left, next pattern starting </text:p>
      <text:p text:style-name="P1">on the right. Hankies are heldwith 4 corners together to make a pouffe. They </text:p>
      <text:p text:style-name="P1">come down to the waist on one, and two, then up in front on 3 and 4 with a </text:p>
      <text:p text:style-name="P1">flick. No higher than shoulders, no lower than hips.</text:p>
      <text:p text:style-name="P1"/>
      <text:p text:style-name="P1"><text:span text:style-name="T1">Cross backs XB:</text:span> Feet apart, up on toes, cross left behind, feet apart, cross </text:p>
      <text:p text:style-name="P1">right behind, feet apart, feet together jump. Arms are held at head level and </text:p>
      <text:p text:style-name="P1">hankies circle inward with a twist on every beat, then gather for FTJ.</text:p>
      <text:p text:style-name="P1"/>
      <text:p text:style-name="P1"><text:span text:style-name="T1">Open side steps OSS:</text:span> Step right, left behind, right, hop. Step left, right behind, </text:p>
      <text:p text:style-name="P1">left, hop. Hankies are twisting at head level.</text:p>
      <text:p text:style-name="P1"/>
      <text:p text:style-name="P1"><text:span text:style-name="T1">Hey WH or HH:</text:span> Tops and bottoms make small box figure on 2 double steps, </text:p>
      <text:p text:style-name="P1">while middles go up, out, and back into place. Use Cross backs to open up </text:p>
      <text:p text:style-name="P1">the box back to a set, while middles move into place. Caper into set. Repeat </text:p>
      <text:p text:style-name="P1">to home for a whole hey, with middles following tops both times.</text:p>
      <text:p text:style-name="P1"/>
      <text:p text:style-name="P1"><text:span text:style-name="T1">Cross Over CO:</text:span> 1 double step towards and around partner clockwise until </text:p>
      <text:p text:style-name="P1">facing close to each other in middle of set. One double step in place and </text:p>
      <text:p text:style-name="P1">cross backs to partner’s spot. Repeat to home. Odds’ hankies are </text:p>
      <text:p text:style-name="P1">above/outside evens’.</text:p>
      <text:p text:style-name="P1"/>
      <text:p text:style-name="P1"><text:span text:style-name="T1">Back to Back: </text:span>1 DS crossing by right shoulders with partners, 1 DS moving </text:p>
      <text:p text:style-name="P1">right, XB to home. Repeat crossing and moving le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</meta:editing-duration>
    <meta:editing-cycles>4</meta:editing-cycles>
    <meta:generator>OpenOffice.org/3.4.1$Win32 OpenOffice.org_project/341m1$Build-9593</meta:generator>
    <dc:date>2013-03-25T22:12:45.06</dc:date>
    <meta:document-statistic meta:table-count="0" meta:image-count="0" meta:object-count="0" meta:page-count="1" meta:paragraph-count="27" meta:word-count="302" meta:character-count="1635"/>
    <meta:user-defined meta:name="Info 1"/>
    <meta:user-defined meta:name="Info 2"/>
    <meta:user-defined meta:name="Info 3"/>
    <meta:user-defined meta:name="Info 4"/>
  </office:meta>
</office:document-meta>
</file>